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NZALES URRUTIA, RAU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2527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LLPA MENDOZA, LIZBETH CARM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292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NZALES URRUTIA, RAU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82527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0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0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2:46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